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 svg:font-family="'Apple Garamond'" style:font-adornments="Bold"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Code">
      <style:text-properties fo:font-weight="bold" style:font-weight-asian="bold" style:font-weight-complex="bold"/>
    </style:style>
    <style:style style:name="P4" style:family="paragraph" style:parent-style-name="Standard">
      <style:paragraph-properties fo:margin-top="0.15cm" fo:margin-bottom="0.15cm" fo:line-height="150%" fo:text-align="justify" style:justify-single-word="false"/>
    </style:style>
    <style:style style:name="P5" style:family="paragraph" style:parent-style-name="Standard" style:list-style-name="L1">
      <style:paragraph-properties fo:margin-top="0.15cm" fo:margin-bottom="0.15cm" fo:line-height="150%" fo:text-align="justify" style:justify-single-word="false"/>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odules and Mixins</text:h>
      <text:p text:style-name="P2"><draw:frame draw:style-name="fr1" draw:name="graphics1" text:anchor-type="paragraph" svg:width="16.933cm" svg:height="0.132cm" draw:z-index="0"><draw:image xlink:href="../../../../../../usr/lib/libreoffice/share/gallery/rulers/blurulr6.gif" xlink:type="simple" xlink:show="embed" xlink:actuate="onLoad"/></draw:frame></text:p>
      <text:p text:style-name="Standard"/>
      <text:p text:style-name="P4">When ever you think of modules, you think of a box or something. Just look at your printer. Its a module. It can do some thing. It has things to do something. In a similar way modules in Ruby can contain Ruby code to do something. Modules are way to pack Ruby code into possible logic units. When ever you want to use the code in a module, you just include it in your Ruby program.</text:p>
      <text:p text:style-name="P1"/>
      <text:p text:style-name="P4">Lets look at our first module program called <text:span text:style-name="Code_20_Char">module_function.rb</text:span> . The program below has two modules namely <text:span text:style-name="Code_20_Char">Star</text:span>, <text:span text:style-name="Code_20_Char">Dollar</text:span>. Both these modules have the same function called <text:span text:style-name="Code_20_Char">line</text:span>. Note that in the function <text:span text:style-name="Code_20_Char">line</text:span> in module <text:span text:style-name="Code_20_Char">Star</text:span>, we print a line of 20 star (*) characters. In similar fashion in function <text:span text:style-name="Code_20_Char">line</text:span> in module <text:span text:style-name="Code_20_Char">Dollar</text:span> we print a line of 20 dollar ($) characters. Type the program in your text editor and execute it.</text:p>
      <text:p text:style-name="Standard"/>
      <text:p text:style-name="Code"># <text:a xlink:type="simple" xlink:href="https://raw.github.com/mindaslab/ilrx/master/module_function.rb">module_function.rb</text:a></text:p>
      <text:p text:style-name="Code"/>
      <text:p text:style-name="Code">module Star</text:p>
      <text:p text:style-name="Code"><text:tab/>def line</text:p>
      <text:p text:style-name="Code"><text:tab/><text:tab/>puts '*' * 20</text:p>
      <text:p text:style-name="Code"><text:tab/>end</text:p>
      <text:p text:style-name="Code">end</text:p>
      <text:p text:style-name="Code"/>
      <text:p text:style-name="Code">module Dollar</text:p>
      <text:p text:style-name="Code"><text:tab/>def line</text:p>
      <text:p text:style-name="Code"><text:tab/><text:tab/>puts '$' * 20</text:p>
      <text:p text:style-name="Code"><text:tab/>end</text:p>
      <text:p text:style-name="Code">end</text:p>
      <text:p text:style-name="Code"/>
      <text:p text:style-name="Code">include Star</text:p>
      <text:p text:style-name="Code">line</text:p>
      <text:p text:style-name="Code">include Dollar</text:p>
      <text:p text:style-name="Code">line</text:p>
      <text:p text:style-name="Standard"/>
      <text:p text:style-name="P4">Output</text:p>
      <text:p text:style-name="Standard"/>
      <text:p text:style-name="Code">******************** </text:p>
      <text:p text:style-name="Code">$$$$$$$$$$$$$$$$$$$$ </text:p>
      <text:p text:style-name="Code"/>
      <text:p text:style-name="Standard">Lets look at the program thats outside the module. We have the following code:</text:p>
      <text:p text:style-name="Standard"/>
      <text:p text:style-name="Code">include Star</text:p>
      <text:p text:style-name="Code">line</text:p>
      <text:p text:style-name="Code">include Dollar</text:p>
      <text:p text:style-name="Code">line</text:p>
      <text:p text:style-name="Standard"/>
      <text:p text:style-name="P4">In the line <text:span text:style-name="Code_20_Char">include Star</text:span>, we include the code thats in the <text:span text:style-name="Code_20_Char">Star</text:span> module, then we call the function <text:span text:style-name="Code_20_Char">line</text:span>, so we get output as a line of 20 stars. Look at the next line, we include the module <text:span text:style-name="Code_20_Char">Dollar</text:span>. <text:soft-page-break/><text:span text:style-name="Code_20_Char">Dollar</text:span> too has a function called <text:span text:style-name="Code_20_Char">line</text:span>. Since this module is called after <text:span text:style-name="Code_20_Char">Star</text:span>, the <text:span text:style-name="Code_20_Char">line</text:span> function in <text:span text:style-name="Code_20_Char">Dollar</text:span> module over writes <text:s/>or in the right terms hides the <text:span text:style-name="Code_20_Char">line</text:span> function in the <text:span text:style-name="Code_20_Char">Star</text:span> module. Hence calling line after <text:span text:style-name="Code_20_Char">include Dollar</text:span> will execute code in the <text:span text:style-name="Code_20_Char">line</text:span> function of <text:span text:style-name="Code_20_Char">Dollar</text:span> module. Hence we get a line of twenty dollar sign. </text:p>
      <text:p text:style-name="Standard"/>
      <text:p text:style-name="P4">In the coming example <text:span text:style-name="Code_20_Char">module_function_0.rb</text:span> we will see what happens when we call the line function without including any module. Type the program below and execute it</text:p>
      <text:p text:style-name="Standard"/>
      <text:p text:style-name="Code"># <text:a xlink:type="simple" xlink:href="https://raw.github.com/mindaslab/ilrx/master/module_function_0.rb">module_function_0.rb</text:a></text:p>
      <text:p text:style-name="Code"/>
      <text:p text:style-name="Code">module Star</text:p>
      <text:p text:style-name="Code"><text:tab/>def line</text:p>
      <text:p text:style-name="Code"><text:tab/><text:tab/>puts '*' * 20</text:p>
      <text:p text:style-name="Code"><text:tab/>end</text:p>
      <text:p text:style-name="Code">end</text:p>
      <text:p text:style-name="Code"/>
      <text:p text:style-name="Code">module Dollar</text:p>
      <text:p text:style-name="Code"><text:tab/>def line</text:p>
      <text:p text:style-name="Code"><text:tab/><text:tab/>puts '$' * 20</text:p>
      <text:p text:style-name="Code"><text:tab/>end</text:p>
      <text:p text:style-name="Code">end</text:p>
      <text:p text:style-name="Code"/>
      <text:p text:style-name="Code">line</text:p>
      <text:p text:style-name="Standard"/>
      <text:p text:style-name="Standard">Output</text:p>
      <text:p text:style-name="Standard"/>
      <text:p text:style-name="Code">module_function_0.rb:15:in `&lt;main&gt;': undefined local variable or method `line' for main:Object (NameError) </text:p>
      <text:p text:style-name="Standard"/>
      <text:p text:style-name="P4">As you can see that <text:span text:style-name="Code_20_Char">line</text:span> is considered as undefined local variable or a method<text:note text:id="ftn1" text:note-class="footnote"><text:note-citation>1</text:note-citation><text:note-body><text:p text:style-name="Footnote">Methods are another name for function</text:p></text:note-body></text:note>. So we can say that the functions in module can be accessed only if the module is included in your program.</text:p>
      <text:p text:style-name="Standard"/>
      <text:p text:style-name="P4">Lets say that we write another module without any function but just code in it. I wrote the following program <text:span text:style-name="Code_20_Char">module.rb</text:span> just because I want to see what happens. As it turns out, when module is coded in a Ruby file and executed, the code in module gets executed by default. This happens even if we don't include the module.</text:p>
      <text:p text:style-name="Standard"/>
      <text:p text:style-name="Code"># <text:a xlink:type="simple" xlink:href="https://raw.github.com/mindaslab/ilrx/master/module.rb">module.rb</text:a></text:p>
      <text:p text:style-name="Code"/>
      <text:p text:style-name="Code">module Something</text:p>
      <text:p text:style-name="Code"><text:tab/>puts "Something"</text:p>
      <text:p text:style-name="Code">end</text:p>
      <text:p text:style-name="Code"/>
      <text:p text:style-name="Code">module Nothing</text:p>
      <text:p text:style-name="Code"><text:tab/>puts "Nothing"</text:p>
      <text:p text:style-name="Code">end</text:p>
      <text:p text:style-name="Standard"/>
      <text:p text:style-name="Standard">Output</text:p>
      <text:p text:style-name="Standard"><text:soft-page-break/></text:p>
      <text:p text:style-name="Code">Something </text:p>
      <text:p text:style-name="Code">Nothing </text:p>
      <text:p text:style-name="Standard"/>
      <text:p text:style-name="P4">The output of the above program <text:span text:style-name="Code_20_Char">module.rb</text:span> prints out <text:span text:style-name="Code_20_Char">Something</text:span> and <text:span text:style-name="Code_20_Char">Nothing</text:span>. We have put two modules called <text:span text:style-name="Code_20_Char">Something</text:span> which contains the code <text:span text:style-name="Code_20_Char">puts “Something”</text:span> and another module Nothing which contains <text:span text:style-name="Code_20_Char">puts “Nothing”</text:span>. Though I haven't included these modules in my program using <text:span text:style-name="Code_20_Char">include</text:span> statement, the code under them gets executed anyway.</text:p>
      <text:p text:style-name="P1"/>
      <text:h text:style-name="Heading_20_2" text:outline-level="2">Calling functions without include</text:h>
      <text:p text:style-name="Standard"/>
      <text:p text:style-name="P4">In the program <text:span text:style-name="Code_20_Char">module_function.rb</text:span> , <text:s/>we have seen how to include module and call the function(s) in it. We printed a line of stars and dollars. Lets do the same in a different way. This time we wont be using the <text:span text:style-name="Code_20_Char">include</text:span> keyword.</text:p>
      <text:p text:style-name="Standard"/>
      <text:p text:style-name="Standard">Type the program <text:span text:style-name="Code_20_Char">module_function_1.rb</text:span> and execute it. </text:p>
      <text:p text:style-name="Standard"/>
      <text:p text:style-name="Code"># <text:a xlink:type="simple" xlink:href="https://raw.github.com/mindaslab/ilrx/master/module_function_1.rb">module_function_1.rb</text:a></text:p>
      <text:p text:style-name="Code"/>
      <text:p text:style-name="Code">module Star</text:p>
      <text:p text:style-name="Code"><text:tab/>def Star.line</text:p>
      <text:p text:style-name="Code"><text:tab/><text:tab/>puts '*' * 20</text:p>
      <text:p text:style-name="Code"><text:tab/>end</text:p>
      <text:p text:style-name="Code">end</text:p>
      <text:p text:style-name="Code"/>
      <text:p text:style-name="Code">module Dollar</text:p>
      <text:p text:style-name="Code"><text:tab/>def Dollar.line</text:p>
      <text:p text:style-name="Code"><text:tab/><text:tab/>puts '$' * 20</text:p>
      <text:p text:style-name="Code"><text:tab/>end</text:p>
      <text:p text:style-name="Code">end</text:p>
      <text:p text:style-name="Code"/>
      <text:p text:style-name="Code">Dollar::line</text:p>
      <text:p text:style-name="Code">Star::line</text:p>
      <text:p text:style-name="Code">Dollar::line</text:p>
      <text:p text:style-name="Standard"/>
      <text:p text:style-name="Standard">Output</text:p>
      <text:p text:style-name="Standard"/>
      <text:p text:style-name="Code">$$$$$$$$$$$$$$$$$$$$ </text:p>
      <text:p text:style-name="Code">******************** </text:p>
      <text:p text:style-name="Code">$$$$$$$$$$$$$$$$$$$$ </text:p>
      <text:p text:style-name="Standard"/>
      <text:p text:style-name="Standard">Take a look at the following code:</text:p>
      <text:p text:style-name="Standard"/>
      <text:p text:style-name="Code">Dollar::line</text:p>
      <text:p text:style-name="Code">Star::line</text:p>
      <text:p text:style-name="Code">Dollar::line</text:p>
      <text:p text:style-name="Standard"/>
      <text:p text:style-name="P4">When we call <text:span text:style-name="Code_20_Char">Dollar::line</text:span> , the <text:span text:style-name="Code_20_Char">line</text:span> function in <text:span text:style-name="Code_20_Char">Dollar</text:span> module gets executed. When we call <text:span text:style-name="Code_20_Char">Star::line</text:span> , the <text:span text:style-name="Code_20_Char">line</text:span> function in the <text:span text:style-name="Code_20_Char">S</text:span><text:span text:style-name="Code_20_Char">tar</text:span> module gets executed. Doesn't it look simple that to use <text:soft-page-break/><text:span text:style-name="Code_20_Char">include</text:span> statement? So when you want to call a function in module just use the following syntax<text:span text:style-name="Code_20_Char"> &lt;module-name&gt;::&lt;function-name&gt;</text:span> .</text:p>
      <text:p text:style-name="Standard"/>
      <text:p text:style-name="P4">Note that in module <text:span text:style-name="Code_20_Char">Star</text:span>, we have defined the function <text:span text:style-name="Code_20_Char">line</text:span> as <text:span text:style-name="Code_20_Char">Star.line</text:span> and not just <text:span text:style-name="Code_20_Char">line</text:span>. Similarly in module <text:span text:style-name="Code_20_Char">Dollar</text:span> we have defined it as <text:span text:style-name="Code_20_Char">Dollar.line</text:span>.</text:p>
      <text:p text:style-name="Standard"/>
      <text:p text:style-name="P4">OK, we are getting to know about modules, now lets get our hands really dirty. Type the code below <text:s/>(<text:span text:style-name="Code_20_Char">module_function_2.rb</text:span>) and execute it.</text:p>
      <text:p text:style-name="Standard"/>
      <text:p text:style-name="Code"># <text:a xlink:type="simple" xlink:href="https://raw.github.com/mindaslab/ilrx/master/module_function_2.rb">module_function_2.rb</text:a></text:p>
      <text:p text:style-name="Code"/>
      <text:p text:style-name="Code">module Star</text:p>
      <text:p text:style-name="Code"><text:tab/>def Star.line</text:p>
      <text:p text:style-name="Code"><text:tab/><text:tab/>puts '*' * 20</text:p>
      <text:p text:style-name="Code"><text:tab/>end</text:p>
      <text:p text:style-name="Code">end</text:p>
      <text:p text:style-name="Code"/>
      <text:p text:style-name="Code">module Dollar</text:p>
      <text:p text:style-name="Code"><text:tab/>def Dollar.line</text:p>
      <text:p text:style-name="Code"><text:tab/><text:tab/>puts '$' * 20</text:p>
      <text:p text:style-name="Code"><text:tab/>end</text:p>
      <text:p text:style-name="Code">end</text:p>
      <text:p text:style-name="Code"/>
      <text:p text:style-name="Code">module At</text:p>
      <text:p text:style-name="Code"><text:tab/>def line</text:p>
      <text:p text:style-name="Code"><text:tab/><text:tab/>puts '@' * 20</text:p>
      <text:p text:style-name="Code"><text:tab/>end</text:p>
      <text:p text:style-name="Code">end</text:p>
      <text:p text:style-name="Code"/>
      <text:p text:style-name="Code">include At</text:p>
      <text:p text:style-name="Code"/>
      <text:p text:style-name="Code">Dollar::line</text:p>
      <text:p text:style-name="Code">Star::line</text:p>
      <text:p text:style-name="Code">Dollar::line</text:p>
      <text:p text:style-name="Code">line</text:p>
      <text:p text:style-name="Standard"/>
      <text:p text:style-name="Standard">Output</text:p>
      <text:p text:style-name="Standard"/>
      <text:p text:style-name="Code">$$$$$$$$$$$$$$$$$$$$ </text:p>
      <text:p text:style-name="Code">******************** </text:p>
      <text:p text:style-name="Code">$$$$$$$$$$$$$$$$$$$$ </text:p>
      <text:p text:style-name="Code">@@@@@@@@@@@@@@@@@@@@</text:p>
      <text:p text:style-name="Standard"/>
      <text:p text:style-name="Standard">OK you have got some output. Take a look at the following lines</text:p>
      <text:p text:style-name="Standard"/>
      <text:p text:style-name="P3">include At</text:p>
      <text:p text:style-name="Code"/>
      <text:p text:style-name="Code">Dollar::line</text:p>
      <text:p text:style-name="Code">Star::line</text:p>
      <text:p text:style-name="Code">Dollar::line</text:p>
      <text:p text:style-name="Code">line</text:p>
      <text:p text:style-name="Standard"/>
      <text:p text:style-name="P4">Note that we have included the module <text:span text:style-name="Code_20_Char">At</text:span> at first (see highlighted code above) using the <text:span text:style-name="Code_20_Char">include At</text:span> statement. While executing the <text:span text:style-name="Code_20_Char">Dollar::line</text:span> statement, we get an output of twenty dollars <text:soft-page-break/>which forms a line. While executing <text:span text:style-name="Code_20_Char">Star::line</text:span> we get a output of twenty stars. Next we once again call <text:span text:style-name="Code_20_Char">Dollar::line</text:span>, then comes the catch. We just call the function <text:span text:style-name="Code_20_Char">line</text:span>. Since we have included <text:span text:style-name="Code_20_Char">At</text:span> at first, when the statement <text:span text:style-name="Code_20_Char">line</text:span> is encountered it calls the <text:span text:style-name="Code_20_Char">line</text:span> method in <text:s/><text:span text:style-name="Code_20_Char">At </text:span>module gets called. This shows that though we have called <text:span text:style-name="Code_20_Char">Dollar::line</text:span> and <text:span text:style-name="Code_20_Char">Star::line</text:span> , it does not include<text:note text:id="ftn2" text:note-class="footnote"><text:note-citation>2</text:note-citation><text:note-body><text:p text:style-name="Footnote">Or mixin</text:p></text:note-body></text:note> the module code in the program, instead it just executes the particular function in the module.</text:p>
      <text:p text:style-name="Standard"/>
      <text:p text:style-name="P4">In <text:span text:style-name="Code_20_Char">module_function _1.rb</text:span> , we have seen how we can call a function in a module say <text:span text:style-name="Code_20_Char">Star::line</text:span> , where Star is the module name and line is the function name. To do so in Star module we have defined the function line as follows</text:p>
      <text:p text:style-name="Standard"/>
      <text:p text:style-name="Code">def Star.line</text:p>
      <text:p text:style-name="Code"><text:tab/>puts '*' * 20</text:p>
      <text:p text:style-name="Code">end</text:p>
      <text:p text:style-name="Standard"/>
      <text:p text:style-name="P4">Where instead of naming it just line, we have named it <text:span text:style-name="Code_20_Char">Star.line</text:span>. <text:s/>Note that module_function_3.rb is similar to <text:span text:style-name="Code_20_Char">module_function_1.rb</text:span>, but take a deep look into <text:s/>line function in Dollar module. It is not named <text:span text:style-name="Code_20_Char">Dollar.line</text:span> , instead its named <text:span text:style-name="Code_20_Char">Star.line</text:span> . What will happen if we mess up the code like this? Execute the program below and see.</text:p>
      <text:p text:style-name="Standard"/>
      <text:p text:style-name="Code"># <text:a xlink:type="simple" xlink:href="https://raw.github.com/mindaslab/ilrx/master/module_function_3.rb">module_function_3.rb</text:a></text:p>
      <text:p text:style-name="Code"/>
      <text:p text:style-name="Code">module Star</text:p>
      <text:p text:style-name="Code"><text:tab/>def Star.line</text:p>
      <text:p text:style-name="Code"><text:tab/><text:tab/>puts '*' * 20</text:p>
      <text:p text:style-name="Code"><text:tab/>end</text:p>
      <text:p text:style-name="Code">end</text:p>
      <text:p text:style-name="Code"/>
      <text:p text:style-name="Code">module Dollar</text:p>
      <text:p text:style-name="Code"><text:tab/>def Star.line</text:p>
      <text:p text:style-name="Code"><text:tab/><text:tab/>puts '$' * 20</text:p>
      <text:p text:style-name="Code"><text:tab/>end</text:p>
      <text:p text:style-name="Code">end</text:p>
      <text:p text:style-name="Code"/>
      <text:p text:style-name="Code">module At</text:p>
      <text:p text:style-name="Code"><text:tab/>def line</text:p>
      <text:p text:style-name="Code"><text:tab/><text:tab/>puts '@' * 20</text:p>
      <text:p text:style-name="Code"><text:tab/>end</text:p>
      <text:p text:style-name="Code">end</text:p>
      <text:p text:style-name="Code"/>
      <text:p text:style-name="Code">include At</text:p>
      <text:p text:style-name="Code"/>
      <text:p text:style-name="Code">Dollar::line</text:p>
      <text:p text:style-name="Code">Star::line</text:p>
      <text:p text:style-name="Code">Dollar::line</text:p>
      <text:p text:style-name="Code">line</text:p>
      <text:p text:style-name="Code"/>
      <text:p text:style-name="Standard">Output</text:p>
      <text:p text:style-name="Standard"/>
      <text:p text:style-name="Code"><text:soft-page-break/>@@@@@@@@@@@@@@@@@@@@ </text:p>
      <text:p text:style-name="Code">$$$$$$$$$$$$$$$$$$$$ </text:p>
      <text:p text:style-name="Code">@@@@@@@@@@@@@@@@@@@@ </text:p>
      <text:p text:style-name="Code">@@@@@@@@@@@@@@@@@@@@ </text:p>
      <text:p text:style-name="Standard"/>
      <text:p text:style-name="P4">Notice that whenever we call <text:span text:style-name="Code_20_Char">Dollar::line</text:span> , the <text:span text:style-name="Code_20_Char">line</text:span> function in <text:span text:style-name="Code_20_Char">At</text:span> module is called. <text:s/>Its because since we have defined it as <text:span text:style-name="Code_20_Char">Star.line</text:span> in <text:span text:style-name="Code_20_Char">Dollar</text:span> module, <text:span text:style-name="Code_20_Char">Dol</text:span><text:span text:style-name="Code_20_Char">l</text:span><text:span text:style-name="Code_20_Char">ar::line</text:span> simply does not exist and hence the function <text:span text:style-name="Code_20_Char">line </text:span>in the <text:span text:style-name="Code_20_Char">A</text:span><text:span text:style-name="Code_20_Char">t</text:span> module is called. <text:s/>Note that we have included <text:span text:style-name="Code_20_Char">At</text:span> module using the statement <text:span text:style-name="Code_20_Char">include At</text:span>.</text:p>
      <text:p text:style-name="Standard"/>
      <text:p text:style-name="P4">We now consider another scenario where (see program <text:span text:style-name="Code_20_Char">module_function_4.rb </text:span>) in the <text:span text:style-name="Code_20_Char">D</text:span><text:span text:style-name="Code_20_Char">ollar</text:span> module we just define the function <text:span text:style-name="Code_20_Char">line </text:span>as line and not as <text:span text:style-name="Code_20_Char">Dollar.line</text:span>. When we call it using <text:span text:style-name="Code_20_Char">Dollar::line</text:span> in the program below, we see that the <text:span text:style-name="Code_20_Char">line</text:span> function in the <text:span text:style-name="Code_20_Char">At</text:span> module gets called. So the moral of the story is, if you are calling <text:span text:style-name="Code_20_Char">&lt;module-name&gt;::&lt;function-name&gt;</text:span> in your program, make sure that the function is named <text:span text:style-name="Code_20_Char">&lt;module-name&gt;.&lt;function-name&gt;</text:span> inside the module.</text:p>
      <text:p text:style-name="Standard"/>
      <text:p text:style-name="Code"># <text:a xlink:type="simple" xlink:href="https://raw.github.com/mindaslab/ilrx/master/module_function_4.rb">module_function_4.rb</text:a></text:p>
      <text:p text:style-name="Code"/>
      <text:p text:style-name="Code">module Star</text:p>
      <text:p text:style-name="Code"><text:tab/>def Star.line</text:p>
      <text:p text:style-name="Code"><text:tab/><text:tab/>puts '*' * 20</text:p>
      <text:p text:style-name="Code"><text:tab/>end</text:p>
      <text:p text:style-name="Code">end</text:p>
      <text:p text:style-name="Code"/>
      <text:p text:style-name="Code">module Dollar</text:p>
      <text:p text:style-name="Code"><text:tab/>def line</text:p>
      <text:p text:style-name="Code"><text:tab/><text:tab/>puts '$' * 20</text:p>
      <text:p text:style-name="Code"><text:tab/>end</text:p>
      <text:p text:style-name="Code">end</text:p>
      <text:p text:style-name="Code"/>
      <text:p text:style-name="Code">module At</text:p>
      <text:p text:style-name="Code"><text:tab/>def line</text:p>
      <text:p text:style-name="Code"><text:tab/><text:tab/>puts '@' * 20</text:p>
      <text:p text:style-name="Code"><text:tab/>end</text:p>
      <text:p text:style-name="Code">end</text:p>
      <text:p text:style-name="Code"/>
      <text:p text:style-name="Code">include At</text:p>
      <text:p text:style-name="Code"/>
      <text:p text:style-name="Code">Dollar::line</text:p>
      <text:p text:style-name="Code">Star::line</text:p>
      <text:p text:style-name="Code">Dollar::line</text:p>
      <text:p text:style-name="Code">line</text:p>
      <text:p text:style-name="Standard"/>
      <text:p text:style-name="Standard">Output</text:p>
      <text:p text:style-name="Standard"/>
      <text:p text:style-name="Code">@@@@@@@@@@@@@@@@@@@@ </text:p>
      <text:p text:style-name="Code">******************** </text:p>
      <text:p text:style-name="Code">@@@@@@@@@@@@@@@@@@@@ </text:p>
      <text:p text:style-name="Code">@@@@@@@@@@@@@@@@@@@@</text:p>
      <text:p text:style-name="Standard"/>
      <text:h text:style-name="Heading_20_2" text:outline-level="2">Classes in modules</text:h>
      <text:p text:style-name="Standard"/>
      <text:p text:style-name="P4"><text:soft-page-break/>We have seen how the Ruby interpreter behaves to functions in modules. Lets now see how it behaves to classes in modules. Type the program below <text:span text:style-name="Code_20_Char">module_class.rb</text:span> and execute it.</text:p>
      <text:p text:style-name="Standard"/>
      <text:p text:style-name="Code"># <text:a xlink:type="simple" xlink:href="https://raw.github.com/mindaslab/ilrx/master/module_class.rb">module_class.rb</text:a></text:p>
      <text:p text:style-name="Code"/>
      <text:p text:style-name="Code">module Instrument</text:p>
      <text:p text:style-name="Code"><text:tab/>class Ruler</text:p>
      <text:p text:style-name="Code"><text:tab/><text:tab/>def what_u_do?</text:p>
      <text:p text:style-name="Code"><text:tab/><text:tab/><text:tab/>puts "I take measurements"</text:p>
      <text:p text:style-name="Code"><text:tab/><text:tab/>end</text:p>
      <text:p text:style-name="Code"><text:tab/>end</text:p>
      <text:p text:style-name="Code">end</text:p>
      <text:p text:style-name="Code"/>
      <text:p text:style-name="Code">module People</text:p>
      <text:p text:style-name="Code"><text:tab/>class Ruler</text:p>
      <text:p text:style-name="Code"><text:tab/><text:tab/>def what_u_do?</text:p>
      <text:p text:style-name="Code"><text:tab/><text:tab/><text:tab/>puts "I govern this land"</text:p>
      <text:p text:style-name="Code"><text:tab/><text:tab/>end</text:p>
      <text:p text:style-name="Code"><text:tab/>end</text:p>
      <text:p text:style-name="Code">end</text:p>
      <text:p text:style-name="Code"/>
      <text:p text:style-name="Code">r1 = People::Ruler.new</text:p>
      <text:p text:style-name="Code">r2 = Instrument::Ruler.new</text:p>
      <text:p text:style-name="Code"/>
      <text:p text:style-name="Code">r1.what_u_do?</text:p>
      <text:p text:style-name="Code">r2.what_u_do?</text:p>
      <text:p text:style-name="Standard"/>
      <text:p text:style-name="Standard">Output</text:p>
      <text:p text:style-name="Standard"/>
      <text:p text:style-name="Code">I govern this land </text:p>
      <text:p text:style-name="Code">I take measurements </text:p>
      <text:p text:style-name="Standard"/>
      <text:p text:style-name="P4">Lets analyze the program. We have two modules. The first one is named <text:span text:style-name="Code_20_Char">Instrument</text:span>, and the second one is named <text:span text:style-name="Code_20_Char">People</text:span>. Both have a class named <text:span text:style-name="Code_20_Char">Ruler</text:span> and both Ruler's have method named <text:span text:style-name="Code_20_Char">what_u_do?</text:span> . Fine, now lets come to the program. We have a statement <text:span text:style-name="Code_20_Char">r1 = People::Ruler.new</text:span> in which <text:span text:style-name="Code_20_Char">r1</text:span> becomes an instance variable of <text:span text:style-name="Code_20_Char">Ruler</text:span> class of <text:span text:style-name="Code_20_Char">People</text:span> module. Similarly we have <text:span text:style-name="Code_20_Char">r2 = Instrument::Ruler.new</text:span> in which <text:span text:style-name="Code_20_Char">r2</text:span> becomes instance variable of <text:span text:style-name="Code_20_Char">Ruler</text:span> class in <text:span text:style-name="Code_20_Char">Instrument </text:span>module.</text:p>
      <text:p text:style-name="P1"/>
      <text:p text:style-name="P1">This can be verified by executing the following code</text:p>
      <text:p text:style-name="P1"/>
      <text:p text:style-name="Code">r1.what_u_do?</text:p>
      <text:p text:style-name="Code">r2.what_u_do?</text:p>
      <text:p text:style-name="P1"/>
      <text:p text:style-name="P4">In which calling <text:span text:style-name="Code_20_Char">r1.what_u_do?</text:span> outputs <text:span text:style-name="Code_20_Char">I govern this land</text:span> and calling <text:span text:style-name="Code_20_Char">r2.what_u_do?</text:span> outputs <text:span text:style-name="Code_20_Char">I take measurements</text:span>.</text:p>
      <text:p text:style-name="P1"/>
      <text:p text:style-name="P4">The moral of the story is you can have same class names in different modules, to call that class just use <text:span text:style-name="Code_20_Char">&lt;module-name&gt;::&lt;class-name&gt;</text:span> .</text:p>
      <text:p text:style-name="P1"/>
      <text:h text:style-name="Heading_20_2" text:outline-level="2"><text:soft-page-break/>Mixins</text:h>
      <text:p text:style-name="P1"/>
      <text:p text:style-name="P4">Another use of modules is that you can mix code in modules as you wish. This one is called mixin. We have already seen about mixins but I haven't told you that it was mixin. For example lets say that you are writing some application in Ruby for Linux and Apple machine. You find that some code works only on Linux and other works only on Apple, then you can separate them as shown <text:s/>below. The Apple stuff goes into Apple module and Linux stuff goes into the Linux module. </text:p>
      <text:p text:style-name="P1"/>
      <text:p text:style-name="P4">Lets say that your friend uses a Linux machine and wants to run your program. All you need to do is to include Linux in your code as shown below.</text:p>
      <text:p text:style-name="P1"/>
      <text:p text:style-name="Code"># <text:a xlink:type="simple" xlink:href="https://raw.github.com/mindaslab/ilrx/master/mixin.rb">mixin.rb</text:a></text:p>
      <text:p text:style-name="Code"/>
      <text:p text:style-name="Code">module Linux</text:p>
      <text:p text:style-name="Code"><text:tab/># Code for linux goes here</text:p>
      <text:p text:style-name="Code"><text:tab/>def function</text:p>
      <text:p text:style-name="Code"><text:tab/><text:tab/>puts "This function contains code for Linux systems"</text:p>
      <text:p text:style-name="Code"><text:tab/>end </text:p>
      <text:p text:style-name="Code">end</text:p>
      <text:p text:style-name="Code"/>
      <text:p text:style-name="Code">module Apple</text:p>
      <text:p text:style-name="Code"><text:tab/># Code for apple goes here</text:p>
      <text:p text:style-name="Code"><text:tab/>def function</text:p>
      <text:p text:style-name="Code"><text:tab/><text:tab/>puts "This function contains code for Apple systems"</text:p>
      <text:p text:style-name="Code"><text:tab/>end </text:p>
      <text:p text:style-name="Code">end</text:p>
      <text:p text:style-name="Code"/>
      <text:p text:style-name="P3">include Linux</text:p>
      <text:p text:style-name="Code"/>
      <text:p text:style-name="Code">function</text:p>
      <text:p text:style-name="P1"/>
      <text:p text:style-name="P1">Output</text:p>
      <text:p text:style-name="P1"/>
      <text:p text:style-name="Code">This function contains code for Linux systems </text:p>
      <text:p text:style-name="P1"/>
      <text:p text:style-name="P4">When the method <text:span text:style-name="Code_20_Char">function</text:span> is called, the method <text:span text:style-name="Code_20_Char">function</text:span> in Linux module will be called. In short you have mixed in Linux code in your program and have kept out the Apple stuff.</text:p>
      <text:p text:style-name="P1"/>
      <text:p text:style-name="P4">Lets see another example of mixin. Take a look at the code <text:span text:style-name="Code_20_Char">mixin_2.rb</text:span> below. Lets say that your client tells that he is badly need of a program that computes the area of circle and volume of sphere. So you develop two classes called <text:span text:style-name="Code_20_Char">Circle</text:span> and <text:span text:style-name="Code_20_Char">Sphere</text:span> and equip with code to find area <text:s/>and volume. So your client is happy. Since your client is in Milkyway galaxy, the constant <text:span text:style-name="Code_20_Char">Pi</text:span><text:note text:id="ftn3" text:note-class="footnote"><text:note-citation>3</text:note-citation><text:note-body><text:p text:style-name="Footnote">Pi is a mathematical constant used to find area of circle and volume of sphere. Unless you are Einstien, don't bother about it.</text:p></text:note-body></text:note> is 22 divided by 7. So we have put the value of <text:span text:style-name="Code_20_Char">Pi</text:span> in a module named <text:span text:style-name="Code_20_Char">Constants</text:span> and have included in <text:span text:style-name="Code_20_Char">Circle</text:span> and <text:span text:style-name="Code_20_Char">Sphere</text:span> class using the statement <text:span text:style-name="Code_20_Char">include Constants</text:span>. Type in the program below and <text:soft-page-break/>execute it.</text:p>
      <text:p text:style-name="P1"/>
      <text:p text:style-name="Code"># <text:a xlink:type="simple" xlink:href="https://raw.github.com/mindaslab/ilrx/master/mixin_2.rb">mixin_2.rb</text:a></text:p>
      <text:p text:style-name="Code"/>
      <text:p text:style-name="P3">module Constants</text:p>
      <text:p text:style-name="P3"><text:tab/>Pi = 22.0/7</text:p>
      <text:p text:style-name="P3">end</text:p>
      <text:p text:style-name="Code"/>
      <text:p text:style-name="Code">class Circle</text:p>
      <text:p text:style-name="Code"><text:tab/><text:span text:style-name="T1">include Constants</text:span></text:p>
      <text:p text:style-name="Code"><text:tab/>attr_accessor :radius</text:p>
      <text:p text:style-name="Code"><text:tab/></text:p>
      <text:p text:style-name="Code"><text:tab/>def area</text:p>
      <text:p text:style-name="Code"><text:tab/><text:tab/>Pi * radius * radius</text:p>
      <text:p text:style-name="Code"><text:tab/>end</text:p>
      <text:p text:style-name="Code">end</text:p>
      <text:p text:style-name="Code"/>
      <text:p text:style-name="Code">class Sphere</text:p>
      <text:p text:style-name="Code"><text:tab/><text:span text:style-name="T1">include Constants</text:span></text:p>
      <text:p text:style-name="Code"><text:tab/>attr_accessor :radius</text:p>
      <text:p text:style-name="Code"><text:tab/></text:p>
      <text:p text:style-name="Code"><text:tab/>def volume</text:p>
      <text:p text:style-name="Code"><text:tab/><text:tab/>(4.0/3) * Pi * radius ** 3</text:p>
      <text:p text:style-name="Code"><text:tab/>end</text:p>
      <text:p text:style-name="Code">end</text:p>
      <text:p text:style-name="Code"/>
      <text:p text:style-name="Code">c = Circle.new</text:p>
      <text:p text:style-name="Code">c.radius = 7</text:p>
      <text:p text:style-name="Code">s = Sphere.new</text:p>
      <text:p text:style-name="Code">s.radius = 7</text:p>
      <text:p text:style-name="Code">puts "Circle Area = #{c.area}"</text:p>
      <text:p text:style-name="Code">puts "Sphere Volume = #{s.volume}"</text:p>
      <text:p text:style-name="P1"/>
      <text:p text:style-name="P1">Output</text:p>
      <text:p text:style-name="P1"/>
      <text:p text:style-name="Code">Circle Area = 154.0 </text:p>
      <text:p text:style-name="Code">Sphere Volume = 1437.333333333333</text:p>
      <text:p text:style-name="P1"/>
      <text:p text:style-name="P4">So you get something as output. You might ask whats so great in putting a constant in a module and mixing it in a class using <text:span text:style-name="Code_20_Char">include</text:span> statement. Well the above program teaches you two morals</text:p>
      <text:list xml:id="list2163094172" text:style-name="L1">
        <text:list-item>
          <text:p text:style-name="P5">You can put constants in a module</text:p>
        </text:list-item>
        <text:list-item>
          <text:p text:style-name="P5">If you have common code<text:note text:id="ftn4" text:note-class="footnote"><text:note-citation>4</text:note-citation><text:note-body><text:p text:style-name="Footnote">Common functions and constants</text:p></text:note-body></text:note> that can be shared between classes, you can put it into module and share it.</text:p>
        </text:list-item>
      </text:list>
      <text:p text:style-name="P4">If you have defined the value of <text:span text:style-name="Code_20_Char">Pi</text:span> separately in each class and if you happened to get a client from Andromeda galaxy where Pi is 57 divided by 18.1364, you can make change just in one place, that is in constants module and see the change reflect in many classes (<text:span text:style-name="Code_20_Char">Circle</text:span> and <text:span text:style-name="Code_20_Char">Sphere</text:span> classes in our case).</text:p>
      <text:p text:style-name="P1"/>
      <text:p text:style-name="P4">Thus moral is modules help us to cater customers who are beyond our own galaxy and we can truly <text:soft-page-break/>build a galactic empire<text:note text:id="ftn5" text:note-class="footnote"><text:note-citation>5</text:note-citation><text:note-body><text:p text:style-name="Footnote">Somewhat like a Star Wars thing. So if you have a dream to become Galactic Emperor, study Ruby.</text:p></text:note-body></text:no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 svg:font-family="'DejaVu Sans Mono'" style:font-family-generic="modern" style:font-pitch="fixed"/>
    <style:font-face style:name="Nimbus Mono L" svg:font-family="'Nimbus Mono L'" style:font-adornments="Regular" style:font-family-generic="modern" style:font-pitch="fixed"/>
    <style:font-face style:name="Apple Garamond" svg:font-family="'Apple Garamond'" style:font-adornments="Bold" style:font-pitch="variable"/>
    <style:font-face style:name="Apple Garamond Light" svg:font-family="'Apple Garamond Light'" style:font-adornments="Bold"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master-page-name="">
      <style:paragraph-properties fo:text-align="end" style:justify-single-word="false" style:page-number="auto" fo:background-color="transparent" fo:padding="0cm" fo:border="none" style:shadow="none">
        <style:tab-stops/>
        <style:background-image/>
      </style:paragraph-properties>
      <style:text-properties fo:color="#ff0000" style:font-name="Apple Garamond" fo:font-size="32pt" fo:font-weight="normal" style:font-size-asian="115%" style:font-weight-asian="bold" style:font-size-complex="115%" style:font-weight-complex="bold"/>
    </style:style>
    <style:style style:name="Code" style:family="paragraph" style:parent-style-name="Standard">
      <style:paragraph-properties fo:margin-top="0cm" fo:margin-bottom="0cm" style:line-height-at-least="0cm" fo:background-color="transparent" style:shadow="none">
        <style:background-image/>
      </style:paragraph-properties>
      <style:text-properties style:font-name="Nimbus Mono L" fo:font-size="10pt" style:font-size-asian="10.5pt"/>
    </style:style>
    <style:style style:name="Heading_20_2" style:display-name="Heading 2" style:family="paragraph" style:parent-style-name="Heading" style:next-style-name="Text_20_body" style:default-outline-level="2" style:list-style-name="" style:class="text">
      <style:text-properties fo:color="#ff0000" style:font-name="Apple Garamond" fo:font-size="20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Heading_20_3" style:display-name="Heading 3" style:family="paragraph" style:parent-style-name="Heading" style:next-style-name="Text_20_body" style:default-outline-level="3" style:list-style-name="" style:class="text">
      <style:text-properties fo:color="#ff0000" style:font-name="Apple Garamond Light" fo:font-size="16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Code_20_Char" style:display-name="Code Char" style:family="text">
      <style:text-properties style:font-name="Nimbus Mono L" fo:font-size="10pt" fo:font-style="oblique" style:font-size-asian="10.5pt"/>
    </style:style>
    <style:style style:name="Main_20_index_20_entry" style:display-name="Main index entry"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nnan </meta:initial-creator>
    <meta:creation-date>2010-09-29T12:46:48</meta:creation-date>
    <dc:date>2012-08-16T09:53:01</dc:date>
    <dc:creator>Webtoday </dc:creator>
    <meta:editing-duration>PT13H17M38S</meta:editing-duration>
    <meta:editing-cycles>24</meta:editing-cycles>
    <meta:generator>LibreOffice/3.5$Linux_X86_64 LibreOffice_project/350m1$Build-2</meta:generator>
    <meta:document-statistic meta:table-count="0" meta:image-count="1" meta:object-count="0" meta:page-count="10" meta:paragraph-count="266" meta:word-count="2029" meta:character-count="11542" meta:non-whitespace-character-count="9777"/>
  </office:meta>
</office:document-meta>
</file>